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3.6476"/>
          <table:table-cell office:value-type="float" office:value="43.14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868.0"/>
          <table:table-cell office:value-type="float" office:value="686678.0"/>
          <table:table-cell office:value-type="float" office:value="329807.0"/>
          <table:table-cell office:value-type="float" office:value="1195389.0"/>
          <table:table-cell office:value-type="float" office:value="321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0485"/>
          <table:table-cell office:value-type="float" office:value="8.214"/>
          <table:table-cell office:value-type="float" office:value="2.8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94.0"/>
          <table:table-cell office:value-type="float" office:value="34489.0"/>
          <table:table-cell office:value-type="float" office:value="329807.0"/>
          <table:table-cell office:value-type="float" office:value="1195389.0"/>
          <table:table-cell office:value-type="float" office:value="320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782"/>
          <table:table-cell office:value-type="float" office:value="2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545.0"/>
          <table:table-cell office:value-type="float" office:value="892577.0"/>
          <table:table-cell office:value-type="float" office:value="2261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8.9108"/>
          <table:table-cell office:value-type="float" office:value="28.445"/>
          <table:table-cell office:value-type="float" office:value="25.31"/>
          <table:table-cell office:value-type="float" office:value="0.0"/>
          <table:table-cell office:value-type="float" office:value="0.0"/>
          <table:table-cell office:value-type="float" office:value="162.0"/>
          <table:table-cell office:value-type="float" office:value="47870.0"/>
          <table:table-cell office:value-type="float" office:value="432215.0"/>
          <table:table-cell office:value-type="float" office:value="329807.0"/>
          <table:table-cell office:value-type="float" office:value="1195390.0"/>
          <table:table-cell office:value-type="float" office:value="319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4677"/>
          <table:table-cell office:value-type="float" office:value="4.786"/>
          <table:table-cell office:value-type="float" office:value="1.6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7.0"/>
          <table:table-cell office:value-type="float" office:value="27764.0"/>
          <table:table-cell office:value-type="float" office:value="329807.0"/>
          <table:table-cell office:value-type="float" office:value="1195390.0"/>
          <table:table-cell office:value-type="float" office:value="320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4733"/>
          <table:table-cell office:value-type="float" office:value="2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545.0"/>
          <table:table-cell office:value-type="float" office:value="892577.0"/>
          <table:table-cell office:value-type="float" office:value="2237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3.4819"/>
          <table:table-cell office:value-type="float" office:value="22.961"/>
          <table:table-cell office:value-type="float" office:value="19.9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39250.0"/>
          <table:table-cell office:value-type="float" office:value="319583.0"/>
          <table:table-cell office:value-type="float" office:value="329807.0"/>
          <table:table-cell office:value-type="float" office:value="1195389.0"/>
          <table:table-cell office:value-type="float" office:value="321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0426"/>
          <table:table-cell office:value-type="float" office:value="8.827"/>
          <table:table-cell office:value-type="float" office:value="5.67"/>
          <table:table-cell office:value-type="float" office:value="1.0"/>
          <table:table-cell office:value-type="float" office:value="0.0"/>
          <table:table-cell office:value-type="float" office:value="49.0"/>
          <table:table-cell office:value-type="float" office:value="12055.0"/>
          <table:table-cell office:value-type="float" office:value="83992.0"/>
          <table:table-cell office:value-type="float" office:value="329807.0"/>
          <table:table-cell office:value-type="float" office:value="1195389.0"/>
          <table:table-cell office:value-type="float" office:value="324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9314"/>
          <table:table-cell office:value-type="float" office:value="1.9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545.0"/>
          <table:table-cell office:value-type="float" office:value="892577.0"/>
          <table:table-cell office:value-type="float" office:value="2252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8.823"/>
          <table:table-cell office:value-type="float" office:value="18.344"/>
          <table:table-cell office:value-type="float" office:value="15.15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28732.0"/>
          <table:table-cell office:value-type="float" office:value="223579.0"/>
          <table:table-cell office:value-type="float" office:value="329807.0"/>
          <table:table-cell office:value-type="float" office:value="1195389.0"/>
          <table:table-cell office:value-type="float" office:value="3211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1511"/>
          <table:table-cell office:value-type="float" office:value="21.683"/>
          <table:table-cell office:value-type="float" office:value="18.52"/>
          <table:table-cell office:value-type="float" office:value="0.0"/>
          <table:table-cell office:value-type="float" office:value="0.0"/>
          <table:table-cell office:value-type="float" office:value="169.0"/>
          <table:table-cell office:value-type="float" office:value="49757.0"/>
          <table:table-cell office:value-type="float" office:value="198763.0"/>
          <table:table-cell office:value-type="float" office:value="329807.0"/>
          <table:table-cell office:value-type="float" office:value="1195389.0"/>
          <table:table-cell office:value-type="float" office:value="321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0277"/>
          <table:table-cell office:value-type="float" office:value="1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545.0"/>
          <table:table-cell office:value-type="float" office:value="892577.0"/>
          <table:table-cell office:value-type="float" office:value="2249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3.5681"/>
          <table:table-cell office:value-type="float" office:value="63.12"/>
          <table:table-cell office:value-type="float" office:value="59.91"/>
          <table:table-cell office:value-type="float" office:value="0.0"/>
          <table:table-cell office:value-type="float" office:value="0.0"/>
          <table:table-cell office:value-type="float" office:value="402.0"/>
          <table:table-cell office:value-type="float" office:value="136408.0"/>
          <table:table-cell office:value-type="float" office:value="932494.0"/>
          <table:table-cell office:value-type="float" office:value="329807.0"/>
          <table:table-cell office:value-type="float" office:value="1195390.0"/>
          <table:table-cell office:value-type="float" office:value="320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98066"/>
          <table:table-cell office:value-type="float" office:value="9.481"/>
          <table:table-cell office:value-type="float" office:value="6.32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10876.0"/>
          <table:table-cell office:value-type="float" office:value="135515.0"/>
          <table:table-cell office:value-type="float" office:value="329807.0"/>
          <table:table-cell office:value-type="float" office:value="1195390.0"/>
          <table:table-cell office:value-type="float" office:value="320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2529"/>
          <table:table-cell office:value-type="float" office:value="1.9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5545.0"/>
          <table:table-cell office:value-type="float" office:value="892577.0"/>
          <table:table-cell office:value-type="float" office:value="2237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0.9863"/>
          <table:table-cell office:value-type="float" office:value="10.63"/>
          <table:table-cell office:value-type="float" office:value="7.2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276.0"/>
          <table:table-cell office:value-type="float" office:value="142804.0"/>
          <table:table-cell office:value-type="float" office:value="358858.0"/>
          <table:table-cell office:value-type="float" office:value="1305217.0"/>
          <table:table-cell office:value-type="float" office:value="339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8895"/>
          <table:table-cell office:value-type="float" office:value="5.252"/>
          <table:table-cell office:value-type="float" office:value="1.84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073.0"/>
          <table:table-cell office:value-type="float" office:value="25760.0"/>
          <table:table-cell office:value-type="float" office:value="358858.0"/>
          <table:table-cell office:value-type="float" office:value="1305217.0"/>
          <table:table-cell office:value-type="float" office:value="341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5738"/>
          <table:table-cell office:value-type="float" office:value="1.9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4667.0"/>
          <table:table-cell office:value-type="float" office:value="1010206.0"/>
          <table:table-cell office:value-type="float" office:value="2367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2.775"/>
          <table:table-cell office:value-type="float" office:value="22.37"/>
          <table:table-cell office:value-type="float" office:value="18.99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7234.0"/>
          <table:table-cell office:value-type="float" office:value="329105.0"/>
          <table:table-cell office:value-type="float" office:value="358858.0"/>
          <table:table-cell office:value-type="float" office:value="1305217.0"/>
          <table:table-cell office:value-type="float" office:value="338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573"/>
          <table:table-cell office:value-type="float" office:value="19.903"/>
          <table:table-cell office:value-type="float" office:value="16.47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27993.0"/>
          <table:table-cell office:value-type="float" office:value="352616.0"/>
          <table:table-cell office:value-type="float" office:value="358858.0"/>
          <table:table-cell office:value-type="float" office:value="1305217.0"/>
          <table:table-cell office:value-type="float" office:value="339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3058"/>
          <table:table-cell office:value-type="float" office:value="1.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4667.0"/>
          <table:table-cell office:value-type="float" office:value="1010206.0"/>
          <table:table-cell office:value-type="float" office:value="2367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0.9367"/>
          <table:table-cell office:value-type="float" office:value="20.562"/>
          <table:table-cell office:value-type="float" office:value="17.1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40462.0"/>
          <table:table-cell office:value-type="float" office:value="371082.0"/>
          <table:table-cell office:value-type="float" office:value="358858.0"/>
          <table:table-cell office:value-type="float" office:value="1305218.0"/>
          <table:table-cell office:value-type="float" office:value="337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611"/>
          <table:table-cell office:value-type="float" office:value="9.923"/>
          <table:table-cell office:value-type="float" office:value="6.9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5975.0"/>
          <table:table-cell office:value-type="float" office:value="150463.0"/>
          <table:table-cell office:value-type="float" office:value="358858.0"/>
          <table:table-cell office:value-type="float" office:value="1305218.0"/>
          <table:table-cell office:value-type="float" office:value="341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9892"/>
          <table:table-cell office:value-type="float" office:value="2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4667.0"/>
          <table:table-cell office:value-type="float" office:value="1010206.0"/>
          <table:table-cell office:value-type="float" office:value="2382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9.6196"/>
          <table:table-cell office:value-type="float" office:value="59.186"/>
          <table:table-cell office:value-type="float" office:value="55.82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9704.0"/>
          <table:table-cell office:value-type="float" office:value="964560.0"/>
          <table:table-cell office:value-type="float" office:value="358858.0"/>
          <table:table-cell office:value-type="float" office:value="1305219.0"/>
          <table:table-cell office:value-type="float" office:value="338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5221"/>
          <table:table-cell office:value-type="float" office:value="9.025"/>
          <table:table-cell office:value-type="float" office:value="5.98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0822.0"/>
          <table:table-cell office:value-type="float" office:value="87401.0"/>
          <table:table-cell office:value-type="float" office:value="358858.0"/>
          <table:table-cell office:value-type="float" office:value="1305219.0"/>
          <table:table-cell office:value-type="float" office:value="337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3559"/>
          <table:table-cell office:value-type="float" office:value="2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4667.0"/>
          <table:table-cell office:value-type="float" office:value="1010206.0"/>
          <table:table-cell office:value-type="float" office:value="2367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8.5837"/>
          <table:table-cell office:value-type="float" office:value="18.061"/>
          <table:table-cell office:value-type="float" office:value="14.58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7069.0"/>
          <table:table-cell office:value-type="float" office:value="214877.0"/>
          <table:table-cell office:value-type="float" office:value="358858.0"/>
          <table:table-cell office:value-type="float" office:value="1305219.0"/>
          <table:table-cell office:value-type="float" office:value="338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9536"/>
          <table:table-cell office:value-type="float" office:value="8.768"/>
          <table:table-cell office:value-type="float" office:value="5.29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521.0"/>
          <table:table-cell office:value-type="float" office:value="50789.0"/>
          <table:table-cell office:value-type="float" office:value="358858.0"/>
          <table:table-cell office:value-type="float" office:value="1305219.0"/>
          <table:table-cell office:value-type="float" office:value="338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43"/>
          <table:table-cell office:value-type="float" office:value="2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4667.0"/>
          <table:table-cell office:value-type="float" office:value="1010206.0"/>
          <table:table-cell office:value-type="float" office:value="2367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6.3504"/>
          <table:table-cell office:value-type="float" office:value="15.971"/>
          <table:table-cell office:value-type="float" office:value="14.71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45311.0"/>
          <table:table-cell office:value-type="float" office:value="233130.0"/>
          <table:table-cell office:value-type="float" office:value="137042.0"/>
          <table:table-cell office:value-type="float" office:value="479896.0"/>
          <table:table-cell office:value-type="float" office:value="197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2053"/>
          <table:table-cell office:value-type="float" office:value="31.837"/>
          <table:table-cell office:value-type="float" office:value="30.53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0421.0"/>
          <table:table-cell office:value-type="float" office:value="421238.0"/>
          <table:table-cell office:value-type="float" office:value="137042.0"/>
          <table:table-cell office:value-type="float" office:value="479896.0"/>
          <table:table-cell office:value-type="float" office:value="194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872"/>
          <table:table-cell office:value-type="float" office:value="0.7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449.0"/>
          <table:table-cell office:value-type="float" office:value="300268.0"/>
          <table:table-cell office:value-type="float" office:value="1443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8.3579"/>
          <table:table-cell office:value-type="float" office:value="17.977"/>
          <table:table-cell office:value-type="float" office:value="16.63"/>
          <table:table-cell office:value-type="float" office:value="0.0"/>
          <table:table-cell office:value-type="float" office:value="0.0"/>
          <table:table-cell office:value-type="float" office:value="156.0"/>
          <table:table-cell office:value-type="float" office:value="47732.0"/>
          <table:table-cell office:value-type="float" office:value="282130.0"/>
          <table:table-cell office:value-type="float" office:value="137042.0"/>
          <table:table-cell office:value-type="float" office:value="479896.0"/>
          <table:table-cell office:value-type="float" office:value="195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7154"/>
          <table:table-cell office:value-type="float" office:value="6.193"/>
          <table:table-cell office:value-type="float" office:value="4.96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311.0"/>
          <table:table-cell office:value-type="float" office:value="101854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7052"/>
          <table:table-cell office:value-type="float" office:value="0.7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449.0"/>
          <table:table-cell office:value-type="float" office:value="300268.0"/>
          <table:table-cell office:value-type="float" office:value="1439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3.177"/>
          <table:table-cell office:value-type="float" office:value="12.789"/>
          <table:table-cell office:value-type="float" office:value="11.5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3594.0"/>
          <table:table-cell office:value-type="float" office:value="217082.0"/>
          <table:table-cell office:value-type="float" office:value="137042.0"/>
          <table:table-cell office:value-type="float" office:value="479896.0"/>
          <table:table-cell office:value-type="float" office:value="195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4339"/>
          <table:table-cell office:value-type="float" office:value="4.799"/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44.0"/>
          <table:table-cell office:value-type="float" office:value="10539.0"/>
          <table:table-cell office:value-type="float" office:value="68707.0"/>
          <table:table-cell office:value-type="float" office:value="137042.0"/>
          <table:table-cell office:value-type="float" office:value="479896.0"/>
          <table:table-cell office:value-type="float" office:value="197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4375"/>
          <table:table-cell office:value-type="float" office:value="0.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449.0"/>
          <table:table-cell office:value-type="float" office:value="300268.0"/>
          <table:table-cell office:value-type="float" office:value="1407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9.5777"/>
          <table:table-cell office:value-type="float" office:value="29.224"/>
          <table:table-cell office:value-type="float" office:value="27.95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5299.0"/>
          <table:table-cell office:value-type="float" office:value="354620.0"/>
          <table:table-cell office:value-type="float" office:value="137042.0"/>
          <table:table-cell office:value-type="float" office:value="479896.0"/>
          <table:table-cell office:value-type="float" office:value="197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8555"/>
          <table:table-cell office:value-type="float" office:value="2.761"/>
          <table:table-cell office:value-type="float" office:value="1.48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412.0"/>
          <table:table-cell office:value-type="float" office:value="36826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4558"/>
          <table:table-cell office:value-type="float" office:value="0.7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449.0"/>
          <table:table-cell office:value-type="float" office:value="300268.0"/>
          <table:table-cell office:value-type="float" office:value="1401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9.1878"/>
          <table:table-cell office:value-type="float" office:value="18.858"/>
          <table:table-cell office:value-type="float" office:value="17.58"/>
          <table:table-cell office:value-type="float" office:value="0.0"/>
          <table:table-cell office:value-type="float" office:value="0.0"/>
          <table:table-cell office:value-type="float" office:value="175.0"/>
          <table:table-cell office:value-type="float" office:value="51278.0"/>
          <table:table-cell office:value-type="float" office:value="326718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6377"/>
          <table:table-cell office:value-type="float" office:value="11.27"/>
          <table:table-cell office:value-type="float" office:value="10.02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3148.0"/>
          <table:table-cell office:value-type="float" office:value="173165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8662"/>
          <table:table-cell office:value-type="float" office:value="0.7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7449.0"/>
          <table:table-cell office:value-type="float" office:value="300268.0"/>
          <table:table-cell office:value-type="float" office:value="1433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1.4182"/>
          <table:table-cell office:value-type="float" office:value="40.985"/>
          <table:table-cell office:value-type="float" office:value="38.0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99013.0"/>
          <table:table-cell office:value-type="float" office:value="612924.0"/>
          <table:table-cell office:value-type="float" office:value="313564.0"/>
          <table:table-cell office:value-type="float" office:value="1133704.0"/>
          <table:table-cell office:value-type="float" office:value="311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125"/>
          <table:table-cell office:value-type="float" office:value="5.378"/>
          <table:table-cell office:value-type="float" office:value="2.47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6540.0"/>
          <table:table-cell office:value-type="float" office:value="16443.0"/>
          <table:table-cell office:value-type="float" office:value="313564.0"/>
          <table:table-cell office:value-type="float" office:value="1133704.0"/>
          <table:table-cell office:value-type="float" office:value="315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4794"/>
          <table:table-cell office:value-type="float" office:value="1.7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9187.0"/>
          <table:table-cell office:value-type="float" office:value="826402.0"/>
          <table:table-cell office:value-type="float" office:value="2133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0.3206"/>
          <table:table-cell office:value-type="float" office:value="19.934"/>
          <table:table-cell office:value-type="float" office:value="16.8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359.0"/>
          <table:table-cell office:value-type="float" office:value="295896.0"/>
          <table:table-cell office:value-type="float" office:value="313564.0"/>
          <table:table-cell office:value-type="float" office:value="1133703.0"/>
          <table:table-cell office:value-type="float" office:value="311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9368"/>
          <table:table-cell office:value-type="float" office:value="5.253"/>
          <table:table-cell office:value-type="float" office:value="2.23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757.0"/>
          <table:table-cell office:value-type="float" office:value="26270.0"/>
          <table:table-cell office:value-type="float" office:value="313564.0"/>
          <table:table-cell office:value-type="float" office:value="1133703.0"/>
          <table:table-cell office:value-type="float" office:value="314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2975"/>
          <table:table-cell office:value-type="float" office:value="1.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9187.0"/>
          <table:table-cell office:value-type="float" office:value="826402.0"/>
          <table:table-cell office:value-type="float" office:value="2144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8.3373"/>
          <table:table-cell office:value-type="float" office:value="27.872"/>
          <table:table-cell office:value-type="float" office:value="24.86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59060.0"/>
          <table:table-cell office:value-type="float" office:value="464116.0"/>
          <table:table-cell office:value-type="float" office:value="313564.0"/>
          <table:table-cell office:value-type="float" office:value="1133703.0"/>
          <table:table-cell office:value-type="float" office:value="315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272"/>
          <table:table-cell office:value-type="float" office:value="34.541"/>
          <table:table-cell office:value-type="float" office:value="31.54"/>
          <table:table-cell office:value-type="float" office:value="1.0"/>
          <table:table-cell office:value-type="float" office:value="0.0"/>
          <table:table-cell office:value-type="float" office:value="249.0"/>
          <table:table-cell office:value-type="float" office:value="72875.0"/>
          <table:table-cell office:value-type="float" office:value="657527.0"/>
          <table:table-cell office:value-type="float" office:value="313564.0"/>
          <table:table-cell office:value-type="float" office:value="1133703.0"/>
          <table:table-cell office:value-type="float" office:value="3133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4653"/>
          <table:table-cell office:value-type="float" office:value="1.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9187.0"/>
          <table:table-cell office:value-type="float" office:value="826402.0"/>
          <table:table-cell office:value-type="float" office:value="2163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09.181"/>
          <table:table-cell office:value-type="float" office:value="108.758"/>
          <table:table-cell office:value-type="float" office:value="105.65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280422.0"/>
          <table:table-cell office:value-type="float" office:value="1505651.0"/>
          <table:table-cell office:value-type="float" office:value="313564.0"/>
          <table:table-cell office:value-type="float" office:value="1133703.0"/>
          <table:table-cell office:value-type="float" office:value="314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5259"/>
          <table:table-cell office:value-type="float" office:value="23.073"/>
          <table:table-cell office:value-type="float" office:value="20.15"/>
          <table:table-cell office:value-type="float" office:value="1.0"/>
          <table:table-cell office:value-type="float" office:value="0.0"/>
          <table:table-cell office:value-type="float" office:value="136.0"/>
          <table:table-cell office:value-type="float" office:value="42236.0"/>
          <table:table-cell office:value-type="float" office:value="449558.0"/>
          <table:table-cell office:value-type="float" office:value="313564.0"/>
          <table:table-cell office:value-type="float" office:value="1133703.0"/>
          <table:table-cell office:value-type="float" office:value="315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6873"/>
          <table:table-cell office:value-type="float" office:value="1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9187.0"/>
          <table:table-cell office:value-type="float" office:value="826402.0"/>
          <table:table-cell office:value-type="float" office:value="2118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9.8652"/>
          <table:table-cell office:value-type="float" office:value="19.339"/>
          <table:table-cell office:value-type="float" office:value="16.3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439.0"/>
          <table:table-cell office:value-type="float" office:value="260118.0"/>
          <table:table-cell office:value-type="float" office:value="313564.0"/>
          <table:table-cell office:value-type="float" office:value="1133705.0"/>
          <table:table-cell office:value-type="float" office:value="3133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5422"/>
          <table:table-cell office:value-type="float" office:value="42.102"/>
          <table:table-cell office:value-type="float" office:value="39.2"/>
          <table:table-cell office:value-type="float" office:value="1.0"/>
          <table:table-cell office:value-type="float" office:value="0.0"/>
          <table:table-cell office:value-type="float" office:value="292.0"/>
          <table:table-cell office:value-type="float" office:value="94287.0"/>
          <table:table-cell office:value-type="float" office:value="641506.0"/>
          <table:table-cell office:value-type="float" office:value="313564.0"/>
          <table:table-cell office:value-type="float" office:value="1133705.0"/>
          <table:table-cell office:value-type="float" office:value="315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6549"/>
          <table:table-cell office:value-type="float" office:value="1.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9187.0"/>
          <table:table-cell office:value-type="float" office:value="826402.0"/>
          <table:table-cell office:value-type="float" office:value="2138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38608"/>
          <table:table-cell office:value-type="float" office:value="0.63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601.0"/>
          <table:table-cell office:value-type="float" office:value="3120.0"/>
          <table:table-cell office:value-type="float" office:value="49726.0"/>
          <table:table-cell office:value-type="float" office:value="172018.0"/>
          <table:table-cell office:value-type="float" office:value="134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92109"/>
          <table:table-cell office:value-type="float" office:value="0.5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89.0"/>
          <table:table-cell office:value-type="float" office:value="49726.0"/>
          <table:table-cell office:value-type="float" office:value="172018.0"/>
          <table:table-cell office:value-type="float" office:value="134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8712"/>
          <table:table-cell office:value-type="float" office:value="0.3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825.0"/>
          <table:table-cell office:value-type="float" office:value="117324.0"/>
          <table:table-cell office:value-type="float" office:value="1095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36712"/>
          <table:table-cell office:value-type="float" office:value="1.135"/>
          <table:table-cell office:value-type="float" office:value="0.6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10.0"/>
          <table:table-cell office:value-type="float" office:value="24970.0"/>
          <table:table-cell office:value-type="float" office:value="49726.0"/>
          <table:table-cell office:value-type="float" office:value="172018.0"/>
          <table:table-cell office:value-type="float" office:value="134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3684"/>
          <table:table-cell office:value-type="float" office:value="0.4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6.0"/>
          <table:table-cell office:value-type="float" office:value="49726.0"/>
          <table:table-cell office:value-type="float" office:value="172018.0"/>
          <table:table-cell office:value-type="float" office:value="134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66729"/>
          <table:table-cell office:value-type="float" office:value="0.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825.0"/>
          <table:table-cell office:value-type="float" office:value="117323.0"/>
          <table:table-cell office:value-type="float" office:value="1170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12147"/>
          <table:table-cell office:value-type="float" office:value="0.49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1227.0"/>
          <table:table-cell office:value-type="float" office:value="49726.0"/>
          <table:table-cell office:value-type="float" office:value="172018.0"/>
          <table:table-cell office:value-type="float" office:value="134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833"/>
          <table:table-cell office:value-type="float" office:value="0.4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49726.0"/>
          <table:table-cell office:value-type="float" office:value="172018.0"/>
          <table:table-cell office:value-type="float" office:value="134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3036"/>
          <table:table-cell office:value-type="float" office:value="0.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825.0"/>
          <table:table-cell office:value-type="float" office:value="117323.0"/>
          <table:table-cell office:value-type="float" office:value="1173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956847"/>
          <table:table-cell office:value-type="float" office:value="0.61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1463.0"/>
          <table:table-cell office:value-type="float" office:value="49726.0"/>
          <table:table-cell office:value-type="float" office:value="172018.0"/>
          <table:table-cell office:value-type="float" office:value="134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66"/>
          <table:table-cell office:value-type="float" office:value="0.4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49726.0"/>
          <table:table-cell office:value-type="float" office:value="172018.0"/>
          <table:table-cell office:value-type="float" office:value="134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53234"/>
          <table:table-cell office:value-type="float" office:value="0.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825.0"/>
          <table:table-cell office:value-type="float" office:value="117323.0"/>
          <table:table-cell office:value-type="float" office:value="116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50559"/>
          <table:table-cell office:value-type="float" office:value="0.48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711.0"/>
          <table:table-cell office:value-type="float" office:value="49726.0"/>
          <table:table-cell office:value-type="float" office:value="172018.0"/>
          <table:table-cell office:value-type="float" office:value="134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53183"/>
          <table:table-cell office:value-type="float" office:value="0.55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85.0"/>
          <table:table-cell office:value-type="float" office:value="49726.0"/>
          <table:table-cell office:value-type="float" office:value="172018.0"/>
          <table:table-cell office:value-type="float" office:value="134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8948"/>
          <table:table-cell office:value-type="float" office:value="0.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1825.0"/>
          <table:table-cell office:value-type="float" office:value="117323.0"/>
          <table:table-cell office:value-type="float" office:value="1166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